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Результат" style:family="table">
      <style:table-properties style:width="17cm" table:align="margins"/>
    </style:style>
    <style:style style:name="Результат.A" style:family="table-column">
      <style:table-column-properties style:column-width="4.249cm" style:rel-column-width="16383*"/>
    </style:style>
    <style:style style:name="Результат.D" style:family="table-column">
      <style:table-column-properties style:column-width="4.251cm" style:rel-column-width="16386*"/>
    </style:style>
    <style:style style:name="Результат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Результат.D1" style:family="table-cell">
      <style:table-cell-properties fo:padding="0.097cm" fo:border="0.002cm solid #000000"/>
    </style:style>
    <style:style style:name="Результат.A2" style:family="table-cell">
      <style:table-cell-properties fo:padding="0.097cm" fo:border-left="0.002cm solid #000000" fo:border-right="none" fo:border-top="none" fo:border-bottom="0.002cm solid #000000"/>
    </style:style>
    <style:style style:name="Результат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">
      <style:paragraph-properties fo:margin-left="0cm" fo:margin-right="0cm" fo:text-align="justify" style:justify-single-word="false" fo:text-indent="1.214cm" style:auto-text-indent="false" style:page-number="auto"/>
      <style:text-properties fo:language="ru" fo:country="RU"/>
    </style:style>
    <style:style style:name="P2" style:family="paragraph" style:parent-style-name="Standard" style:master-page-name="">
      <style:paragraph-properties fo:margin-left="0cm" fo:margin-right="0cm" fo:text-align="justify" style:justify-single-word="false" fo:text-indent="1.214cm" style:auto-text-indent="false" style:page-number="auto">
        <style:tab-stops>
          <style:tab-stop style:position="1.875cm"/>
        </style:tab-stops>
      </style:paragraph-properties>
      <style:text-properties fo:language="ru" fo:country="RU"/>
    </style:style>
    <style:style style:name="P3" style:family="paragraph" style:parent-style-name="Standard">
      <style:paragraph-properties fo:margin-left="0cm" fo:margin-right="0cm" fo:text-align="justify" style:justify-single-word="false" fo:text-indent="1.214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align="justify" style:justify-single-word="false" fo:text-indent="1.214cm" style:auto-text-indent="false">
        <style:tab-stops>
          <style:tab-stop style:position="1.875cm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margin-left="0cm" fo:margin-right="0cm" fo:text-align="justify" style:justify-single-word="false" fo:text-indent="1.214cm" style:auto-text-indent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1.214cm" style:auto-text-indent="false">
        <style:tab-stops>
          <style:tab-stop style:position="1.875cm"/>
        </style:tab-stops>
      </style:paragraph-properties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margin-left="0.111cm" fo:margin-right="0.083cm" fo:text-align="center" style:justify-single-word="false" fo:text-indent="0.028cm" style:auto-text-indent="false"/>
      <style:text-properties fo:language="ru" fo:country="RU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/>
    </style:style>
    <style:style style:name="P10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1.214cm" style:auto-text-indent="false">
        <style:tab-stops>
          <style:tab-stop style:position="1.875cm"/>
        </style:tab-stops>
      </style:paragraph-properties>
      <style:text-properties fo:language="ru" fo:country="RU"/>
    </style:style>
    <style:style style:name="P12" style:family="paragraph" style:parent-style-name="Standard" style:list-style-name="L1">
      <style:paragraph-properties fo:margin-left="0cm" fo:margin-right="0cm" fo:text-align="justify" style:justify-single-word="false" fo:text-indent="1.214cm" style:auto-text-indent="false">
        <style:tab-stops>
          <style:tab-stop style:position="1.875cm"/>
        </style:tab-stops>
      </style:paragraph-properties>
      <style:text-properties fo:language="ru" fo:country="RU"/>
    </style:style>
    <style:style style:name="T1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Построение нейронной сети </text:p>
      <text:p text:style-name="P1">Построена искусственная нейронная сеть (ИНС) с алгоритмом обратного распространения ошибки обучения в программе <text:span text:style-name="T1">SciLab</text:span>. ИНС позволяет получить параметры качества продукта (жир , белок, сухие вещества, плотность) по данным четырехканального анализатора (инфракрасная спектроскопия).</text:p>
      <text:p text:style-name="P5">Алгоритм построения ИНС:</text:p>
      <text:list xml:id="list1942775295153064183" text:style-name="L1">
        <text:list-item>
          <text:list>
            <text:list-item>
              <text:list>
                <text:list-item>
                  <text:p text:style-name="P12">Подготовка данных к обучению ИНС: нормирование данных, нормализация с помощью функции активации. Наиболее устойчива себя показала линейная функция активации.</text:p>
                </text:list-item>
                <text:list-item>
                  <text:p text:style-name="P12">Обучение ИНС с помощью функции <text:s/>«ann_FFBP_gd» <text:s/>с алгоритмом <text:s/>обратного распространения <text:s/>ошибки <text:s/>обучения. Трехслойная структура нейронов ИНС <text:span text:style-name="T1">[4 8 8]. </text:span>1000 эпох.</text:p>
                </text:list-item>
                <text:list-item>
                  <text:p text:style-name="P12">Получение с помощью обученной ИНС выходных данных по входным.</text:p>
                </text:list-item>
                <text:list-item>
                  <text:p text:style-name="P12">Приведение полученного результата к требуемому виду (денормализация, денормирование, коррекция).</text:p>
                </text:list-item>
              </text:list>
            </text:list-item>
          </text:list>
        </text:list-item>
      </text:list>
      <text:p text:style-name="P6">Проба ИНС:</text:p>
      <text:p text:style-name="P4">Имеем 4 входных ряда (сигналы анализатора) и 4 выходных ряда (жир , белок, сухие вещества, плотность). В каждом ряду по 36 значений. </text:p>
      <text:p text:style-name="P4">Первые 30 значений рядов использованы для обучения ИНС. Последние 6 значений нужны для проверки работы обученной ИНС.</text:p>
      <text:p text:style-name="P4">В результате получены 4 ряда по 6 значений.</text:p>
      <text:p text:style-name="P2"/>
      <text:p text:style-name="P4">Таблица 1 — Жир </text:p>
      <table:table table:name="Результат" table:style-name="Результат">
        <table:table-column table:style-name="Результат.A" table:number-columns-repeated="3"/>
        <table:table-column table:style-name="Результат.D"/>
        <table:table-row>
          <table:table-cell table:style-name="Результат.A1" office:value-type="string">
            <text:p text:style-name="P7">Ожидаемое значение</text:p>
          </table:table-cell>
          <table:table-cell table:style-name="Результат.A1" office:value-type="string">
            <text:p text:style-name="P8">Рассчитанное значение</text:p>
          </table:table-cell>
          <table:table-cell table:style-name="Результат.A1" office:value-type="string">
            <text:p text:style-name="P8">Ошибка</text:p>
          </table:table-cell>
          <table:table-cell table:style-name="Результат.D1" office:value-type="string">
            <text:p text:style-name="P8">Ошибка в %</text:p>
          </table:table-cell>
        </table:table-row>
        <table:table-row>
          <table:table-cell table:style-name="Результат.A2" office:value-type="string">
            <text:p text:style-name="P8">1</text:p>
          </table:table-cell>
          <table:table-cell table:style-name="Результат.A2" office:value-type="string">
            <text:p text:style-name="P8">0,98722</text:p>
          </table:table-cell>
          <table:table-cell table:style-name="Результат.A2" office:value-type="string">
            <text:p text:style-name="P8">-0,0128</text:p>
          </table:table-cell>
          <table:table-cell table:style-name="Результат.D2" office:value-type="string">
            <text:p text:style-name="P8">-1,2777</text:p>
          </table:table-cell>
        </table:table-row>
        <table:table-row>
          <table:table-cell table:style-name="Результат.A2" office:value-type="string">
            <text:p text:style-name="P8">3,3</text:p>
          </table:table-cell>
          <table:table-cell table:style-name="Результат.A2" office:value-type="string">
            <text:p text:style-name="P8">3,37709</text:p>
          </table:table-cell>
          <table:table-cell table:style-name="Результат.A2" office:value-type="string">
            <text:p text:style-name="P8">0,0771</text:p>
          </table:table-cell>
          <table:table-cell table:style-name="Результат.D2" office:value-type="string">
            <text:p text:style-name="P8">2,33621</text:p>
          </table:table-cell>
        </table:table-row>
        <table:table-row>
          <table:table-cell table:style-name="Результат.A2" office:value-type="string">
            <text:p text:style-name="P8">5,4</text:p>
          </table:table-cell>
          <table:table-cell table:style-name="Результат.A2" office:value-type="string">
            <text:p text:style-name="P8">5,46581</text:p>
          </table:table-cell>
          <table:table-cell table:style-name="Результат.A2" office:value-type="string">
            <text:p text:style-name="P8">0,06581</text:p>
          </table:table-cell>
          <table:table-cell table:style-name="Результат.D2" office:value-type="string">
            <text:p text:style-name="P8">1,21864</text:p>
          </table:table-cell>
        </table:table-row>
        <table:table-row>
          <table:table-cell table:style-name="Результат.A2" office:value-type="string">
            <text:p text:style-name="P8">0,9</text:p>
          </table:table-cell>
          <table:table-cell table:style-name="Результат.A2" office:value-type="string">
            <text:p text:style-name="P8">0,84591</text:p>
          </table:table-cell>
          <table:table-cell table:style-name="Результат.A2" office:value-type="string">
            <text:p text:style-name="P8">-0,0541</text:p>
          </table:table-cell>
          <table:table-cell table:style-name="Результат.D2" office:value-type="string">
            <text:p text:style-name="P8">-6,0103</text:p>
          </table:table-cell>
        </table:table-row>
        <table:table-row>
          <table:table-cell table:style-name="Результат.A2" office:value-type="string">
            <text:p text:style-name="P8">3,3</text:p>
          </table:table-cell>
          <table:table-cell table:style-name="Результат.A2" office:value-type="string">
            <text:p text:style-name="P8">3,2919</text:p>
          </table:table-cell>
          <table:table-cell table:style-name="Результат.A2" office:value-type="string">
            <text:p text:style-name="P8">-0,0081</text:p>
          </table:table-cell>
          <table:table-cell table:style-name="Результат.D2" office:value-type="string">
            <text:p text:style-name="P8">-0,2455</text:p>
          </table:table-cell>
        </table:table-row>
        <table:table-row>
          <table:table-cell table:style-name="Результат.A2" office:value-type="string">
            <text:p text:style-name="P8">5,4</text:p>
          </table:table-cell>
          <table:table-cell table:style-name="Результат.A2" office:value-type="string">
            <text:p text:style-name="P8">5,28741</text:p>
          </table:table-cell>
          <table:table-cell table:style-name="Результат.A2" office:value-type="string">
            <text:p text:style-name="P8">-0,1126</text:p>
          </table:table-cell>
          <table:table-cell table:style-name="Результат.D2" office:value-type="string">
            <text:p text:style-name="P8">-2,085</text:p>
          </table:table-cell>
        </table:table-row>
      </table:table>
      <text:p text:style-name="P2"/>
      <text:p text:style-name="P4">Таблица 2 — Белок 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7">Ожидаемое значение</text:p>
          </table:table-cell>
          <table:table-cell table:style-name="Таблица1.A1" office:value-type="string">
            <text:p text:style-name="P8">Рассчитанное значение</text:p>
          </table:table-cell>
          <table:table-cell table:style-name="Таблица1.A1" office:value-type="string">
            <text:p text:style-name="P8">Ошибка</text:p>
          </table:table-cell>
          <table:table-cell table:style-name="Таблица1.D1" office:value-type="string">
            <text:p text:style-name="P8">Ошибка в %</text:p>
          </table:table-cell>
        </table:table-row>
        <table:table-row>
          <table:table-cell table:style-name="Таблица1.A2" office:value-type="string">
            <text:p text:style-name="P8">3,33</text:p>
          </table:table-cell>
          <table:table-cell table:style-name="Таблица1.A2" office:value-type="string">
            <text:p text:style-name="P8">2,53932</text:p>
          </table:table-cell>
          <table:table-cell table:style-name="Таблица1.A2" office:value-type="string">
            <text:p text:style-name="P8">-0,7907</text:p>
          </table:table-cell>
          <table:table-cell table:style-name="Таблица1.D2" office:value-type="string">
            <text:p text:style-name="P8">-23,744</text:p>
          </table:table-cell>
        </table:table-row>
        <table:table-row>
          <table:table-cell table:style-name="Таблица1.A2" office:value-type="string">
            <text:p text:style-name="P8">3,26</text:p>
          </table:table-cell>
          <table:table-cell table:style-name="Таблица1.A2" office:value-type="string">
            <text:p text:style-name="P8">2,79354</text:p>
          </table:table-cell>
          <table:table-cell table:style-name="Таблица1.A2" office:value-type="string">
            <text:p text:style-name="P8">-0,4665</text:p>
          </table:table-cell>
          <table:table-cell table:style-name="Таблица1.D2" office:value-type="string">
            <text:p text:style-name="P8">-14,309</text:p>
          </table:table-cell>
        </table:table-row>
        <table:table-row>
          <table:table-cell table:style-name="Таблица1.A2" office:value-type="string">
            <text:p text:style-name="P8">3,21</text:p>
          </table:table-cell>
          <table:table-cell table:style-name="Таблица1.A2" office:value-type="string">
            <text:p text:style-name="P8">2,79197</text:p>
          </table:table-cell>
          <table:table-cell table:style-name="Таблица1.A2" office:value-type="string">
            <text:p text:style-name="P8">-0,418</text:p>
          </table:table-cell>
          <table:table-cell table:style-name="Таблица1.D2" office:value-type="string">
            <text:p text:style-name="P8">-13,023</text:p>
          </table:table-cell>
        </table:table-row>
        <table:table-row>
          <table:table-cell table:style-name="Таблица1.A2" office:value-type="string">
            <text:p text:style-name="P8">3,43</text:p>
          </table:table-cell>
          <table:table-cell table:style-name="Таблица1.A2" office:value-type="string">
            <text:p text:style-name="P8">2,51164</text:p>
          </table:table-cell>
          <table:table-cell table:style-name="Таблица1.A2" office:value-type="string">
            <text:p text:style-name="P8">-0,9184</text:p>
          </table:table-cell>
          <table:table-cell table:style-name="Таблица1.D2" office:value-type="string">
            <text:p text:style-name="P8">-26,775</text:p>
          </table:table-cell>
        </table:table-row>
        <table:table-row>
          <table:table-cell table:style-name="Таблица1.A2" office:value-type="string">
            <text:p text:style-name="P8">3,31</text:p>
          </table:table-cell>
          <table:table-cell table:style-name="Таблица1.A2" office:value-type="string">
            <text:p text:style-name="P8">2,78229</text:p>
          </table:table-cell>
          <table:table-cell table:style-name="Таблица1.A2" office:value-type="string">
            <text:p text:style-name="P8">-0,5277</text:p>
          </table:table-cell>
          <table:table-cell table:style-name="Таблица1.D2" office:value-type="string">
            <text:p text:style-name="P8">-15,943</text:p>
          </table:table-cell>
        </table:table-row>
        <table:table-row>
          <table:table-cell table:style-name="Таблица1.A2" office:value-type="string">
            <text:p text:style-name="P8">3,25</text:p>
          </table:table-cell>
          <table:table-cell table:style-name="Таблица1.A2" office:value-type="string">
            <text:p text:style-name="P8">2,79341</text:p>
          </table:table-cell>
          <table:table-cell table:style-name="Таблица1.A2" office:value-type="string">
            <text:p text:style-name="P8">-0,4566</text:p>
          </table:table-cell>
          <table:table-cell table:style-name="Таблица1.D2" office:value-type="string">
            <text:p text:style-name="P8">-14,049</text:p>
          </table:table-cell>
        </table:table-row>
      </table:table>
      <text:p text:style-name="P2"/>
      <text:p text:style-name="P4"/>
      <text:p text:style-name="P4"/>
      <text:p text:style-name="P4"/>
      <text:p text:style-name="P4"/>
      <text:p text:style-name="P4"/>
      <text:p text:style-name="P4"><text:soft-page-break/>Таблица 3 — Сухие вещества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7">Ожидаемое значение</text:p>
          </table:table-cell>
          <table:table-cell table:style-name="Таблица2.A1" office:value-type="string">
            <text:p text:style-name="P8">Рассчитанное значение</text:p>
          </table:table-cell>
          <table:table-cell table:style-name="Таблица2.A1" office:value-type="string">
            <text:p text:style-name="P8">Ошибка</text:p>
          </table:table-cell>
          <table:table-cell table:style-name="Таблица2.D1" office:value-type="string">
            <text:p text:style-name="P8">Ошибка в %</text:p>
          </table:table-cell>
        </table:table-row>
        <table:table-row>
          <table:table-cell table:style-name="Таблица2.A2" office:value-type="string">
            <text:p text:style-name="P8">9,05</text:p>
          </table:table-cell>
          <table:table-cell table:style-name="Таблица2.A2" office:value-type="string">
            <text:p text:style-name="P8">8,8168</text:p>
          </table:table-cell>
          <table:table-cell table:style-name="Таблица2.A2" office:value-type="string">
            <text:p text:style-name="P8">-0,2332</text:p>
          </table:table-cell>
          <table:table-cell table:style-name="Таблица2.D2" office:value-type="string">
            <text:p text:style-name="P8">-2,5768</text:p>
          </table:table-cell>
        </table:table-row>
        <table:table-row>
          <table:table-cell table:style-name="Таблица2.A2" office:value-type="string">
            <text:p text:style-name="P8">8,83</text:p>
          </table:table-cell>
          <table:table-cell table:style-name="Таблица2.A2" office:value-type="string">
            <text:p text:style-name="P8">9,14075</text:p>
          </table:table-cell>
          <table:table-cell table:style-name="Таблица2.A2" office:value-type="string">
            <text:p text:style-name="P8">0,31075</text:p>
          </table:table-cell>
          <table:table-cell table:style-name="Таблица2.D2" office:value-type="string">
            <text:p text:style-name="P8">3,51926</text:p>
          </table:table-cell>
        </table:table-row>
        <table:table-row>
          <table:table-cell table:style-name="Таблица2.A2" office:value-type="string">
            <text:p text:style-name="P8">8,59</text:p>
          </table:table-cell>
          <table:table-cell table:style-name="Таблица2.A2" office:value-type="string">
            <text:p text:style-name="P8">7,9956</text:p>
          </table:table-cell>
          <table:table-cell table:style-name="Таблица2.A2" office:value-type="string">
            <text:p text:style-name="P8">-0,5944</text:p>
          </table:table-cell>
          <table:table-cell table:style-name="Таблица2.D2" office:value-type="string">
            <text:p text:style-name="P8">-6,9197</text:p>
          </table:table-cell>
        </table:table-row>
        <table:table-row>
          <table:table-cell table:style-name="Таблица2.A2" office:value-type="string">
            <text:p text:style-name="P8">9</text:p>
          </table:table-cell>
          <table:table-cell table:style-name="Таблица2.A2" office:value-type="string">
            <text:p text:style-name="P8">8,92518</text:p>
          </table:table-cell>
          <table:table-cell table:style-name="Таблица2.A2" office:value-type="string">
            <text:p text:style-name="P8">-0,0748</text:p>
          </table:table-cell>
          <table:table-cell table:style-name="Таблица2.D2" office:value-type="string">
            <text:p text:style-name="P8">-0,8314</text:p>
          </table:table-cell>
        </table:table-row>
        <table:table-row>
          <table:table-cell table:style-name="Таблица2.A2" office:value-type="string">
            <text:p text:style-name="P8">8,72</text:p>
          </table:table-cell>
          <table:table-cell table:style-name="Таблица2.A2" office:value-type="string">
            <text:p text:style-name="P8">9,26523</text:p>
          </table:table-cell>
          <table:table-cell table:style-name="Таблица2.A2" office:value-type="string">
            <text:p text:style-name="P8">0,54523</text:p>
          </table:table-cell>
          <table:table-cell table:style-name="Таблица2.D2" office:value-type="string">
            <text:p text:style-name="P8">6,25265</text:p>
          </table:table-cell>
        </table:table-row>
        <table:table-row>
          <table:table-cell table:style-name="Таблица2.A2" office:value-type="string">
            <text:p text:style-name="P8">8,52</text:p>
          </table:table-cell>
          <table:table-cell table:style-name="Таблица2.A2" office:value-type="string">
            <text:p text:style-name="P8">8,18768</text:p>
          </table:table-cell>
          <table:table-cell table:style-name="Таблица2.A2" office:value-type="string">
            <text:p text:style-name="P8">-0,3323</text:p>
          </table:table-cell>
          <table:table-cell table:style-name="Таблица2.D2" office:value-type="string">
            <text:p text:style-name="P8">-3,9005</text:p>
          </table:table-cell>
        </table:table-row>
      </table:table>
      <text:p text:style-name="P2">Таблица 4 — Плотность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7">Ожидаемое значение</text:p>
          </table:table-cell>
          <table:table-cell table:style-name="Таблица3.A1" office:value-type="string">
            <text:p text:style-name="P8">Рассчитанное значение</text:p>
          </table:table-cell>
          <table:table-cell table:style-name="Таблица3.A1" office:value-type="string">
            <text:p text:style-name="P8">Ошибка</text:p>
          </table:table-cell>
          <table:table-cell table:style-name="Таблица3.D1" office:value-type="string">
            <text:p text:style-name="P8">Ошибка в %</text:p>
          </table:table-cell>
        </table:table-row>
        <table:table-row>
          <table:table-cell table:style-name="Таблица3.A2" office:value-type="string">
            <text:p text:style-name="P8">32,8</text:p>
          </table:table-cell>
          <table:table-cell table:style-name="Таблица3.A2" office:value-type="string">
            <text:p text:style-name="P8">31,3593</text:p>
          </table:table-cell>
          <table:table-cell table:style-name="Таблица3.A2" office:value-type="string">
            <text:p text:style-name="P8">-1,4407</text:p>
          </table:table-cell>
          <table:table-cell table:style-name="Таблица3.D2" office:value-type="string">
            <text:p text:style-name="P8">-4,3923</text:p>
          </table:table-cell>
        </table:table-row>
        <table:table-row>
          <table:table-cell table:style-name="Таблица3.A2" office:value-type="string">
            <text:p text:style-name="P8">30,7</text:p>
          </table:table-cell>
          <table:table-cell table:style-name="Таблица3.A2" office:value-type="string">
            <text:p text:style-name="P8">31,1977</text:p>
          </table:table-cell>
          <table:table-cell table:style-name="Таблица3.A2" office:value-type="string">
            <text:p text:style-name="P8">0,49769</text:p>
          </table:table-cell>
          <table:table-cell table:style-name="Таблица3.D2" office:value-type="string">
            <text:p text:style-name="P8">1,62115</text:p>
          </table:table-cell>
        </table:table-row>
        <table:table-row>
          <table:table-cell table:style-name="Таблица3.A2" office:value-type="string">
            <text:p text:style-name="P8">28,8</text:p>
          </table:table-cell>
          <table:table-cell table:style-name="Таблица3.A2" office:value-type="string">
            <text:p text:style-name="P8">27,1915</text:p>
          </table:table-cell>
          <table:table-cell table:style-name="Таблица3.A2" office:value-type="string">
            <text:p text:style-name="P8">-1,6085</text:p>
          </table:table-cell>
          <table:table-cell table:style-name="Таблица3.D2" office:value-type="string">
            <text:p text:style-name="P8">-5,585</text:p>
          </table:table-cell>
        </table:table-row>
        <table:table-row>
          <table:table-cell table:style-name="Таблица3.A2" office:value-type="string">
            <text:p text:style-name="P8">33,2</text:p>
          </table:table-cell>
          <table:table-cell table:style-name="Таблица3.A2" office:value-type="string">
            <text:p text:style-name="P8">31,3666</text:p>
          </table:table-cell>
          <table:table-cell table:style-name="Таблица3.A2" office:value-type="string">
            <text:p text:style-name="P8">-1,8334</text:p>
          </table:table-cell>
          <table:table-cell table:style-name="Таблица3.D2" office:value-type="string">
            <text:p text:style-name="P8">-5,5223</text:p>
          </table:table-cell>
        </table:table-row>
        <table:table-row>
          <table:table-cell table:style-name="Таблица3.A2" office:value-type="string">
            <text:p text:style-name="P8">31</text:p>
          </table:table-cell>
          <table:table-cell table:style-name="Таблица3.A2" office:value-type="string">
            <text:p text:style-name="P8">31,3413</text:p>
          </table:table-cell>
          <table:table-cell table:style-name="Таблица3.A2" office:value-type="string">
            <text:p text:style-name="P8">0,34133</text:p>
          </table:table-cell>
          <table:table-cell table:style-name="Таблица3.D2" office:value-type="string">
            <text:p text:style-name="P8">1,10107</text:p>
          </table:table-cell>
        </table:table-row>
        <table:table-row>
          <table:table-cell table:style-name="Таблица3.A2" office:value-type="string">
            <text:p text:style-name="P9">29,2</text:p>
          </table:table-cell>
          <table:table-cell table:style-name="Таблица3.A2" office:value-type="string">
            <text:p text:style-name="P8">27,6922</text:p>
          </table:table-cell>
          <table:table-cell table:style-name="Таблица3.A2" office:value-type="string">
            <text:p text:style-name="P8">-1,5078</text:p>
          </table:table-cell>
          <table:table-cell table:style-name="Таблица3.D2" office:value-type="string">
            <text:p text:style-name="P8">-5,1636</text:p>
          </table:table-cell>
        </table:table-row>
      </table:table>
      <text:p text:style-name="P4"/>
      <text:p text:style-name="P6">Выводы</text:p>
      <text:p text:style-name="P4">Полученная ИНС способна переводить входные данные (инфракрасная спектроскопия) в выходные данные (жир , белок, сухие вещества, плотность). Ошибка в расчете для жира, СОМО и плотности не превышает 7%. Такую же точность расчета возможно скорректировать и для белка. Возможно получить более точные значения, если обучать ИНС на более длинных рядах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an </meta:initial-creator>
    <meta:creation-date>2019-11-22T09:41:05.81</meta:creation-date>
    <dc:date>2019-11-22T23:21:21.14</dc:date>
    <dc:creator>Ivan </dc:creator>
    <meta:editing-duration>PT1H48M35S</meta:editing-duration>
    <meta:editing-cycles>7</meta:editing-cycles>
    <meta:generator>OpenOffice/4.1.0$Win32 OpenOffice.org_project/410m18$Build-9764</meta:generator>
    <meta:document-statistic meta:table-count="4" meta:image-count="0" meta:object-count="0" meta:page-count="2" meta:paragraph-count="129" meta:word-count="344" meta:character-count="2349"/>
  </office:meta>
</office:document-meta>
</file>